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Code Pro" svg:font-family="'Source Code Pr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1449e" officeooo:paragraph-rsid="0011449e"/>
    </style:style>
    <style:style style:name="P2" style:family="paragraph" style:parent-style-name="Text_20_body">
      <style:paragraph-properties fo:margin-top="0.139in" fo:margin-bottom="0in" style:contextual-spacing="false" fo:line-height="179%" style:writing-mode="lr-tb"/>
      <style:text-properties fo:font-variant="normal" fo:text-transform="none" fo:color="#424242" loext:opacity="100%" style:text-line-through-style="none" style:text-line-through-type="none" style:font-name="Source Code Pro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.139in" fo:margin-bottom="0in" style:contextual-spacing="false" fo:line-height="179%" fo:background-color="transparent" fo:padding="0in" fo:border="none" style:writing-mode="lr-tb"/>
      <style:text-properties fo:font-variant="normal" fo:text-transform="none" fo:color="#424242" loext:opacity="100%" style:text-line-through-style="none" style:text-line-through-type="none" style:font-name="Source Code Pro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79%" fo:background-color="transparent" fo:padding="0in" fo:border="none" style:writing-mode="lr-tb"/>
      <style:text-properties fo:font-variant="normal" fo:text-transform="none" fo:color="#424242" loext:opacity="100%" style:text-line-through-style="none" style:text-line-through-type="none" style:font-name="Source Code Pro" fo:font-size="10pt" fo:font-style="normal" style:text-underline-style="none" fo:font-weight="normal" style:text-blinking="false" fo:background-color="transparent"/>
    </style:style>
    <style:style style:name="P5" style:family="paragraph" style:parent-style-name="Title">
      <style:text-properties officeooo:rsid="0011449e" officeooo:paragraph-rsid="0011449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iffel TREE_MAP Specification</text:p>
      <text:p text:style-name="P1">An Eiffel implementation of a Java-ish Treemap collection</text:p>
      <text:list xml:id="list2569979170" text:style-name="L2">
        <text:list-item>
          <text:p text:style-name="P3">Requirements:</text:p>
          <text:list>
            <text:list-item>
              <text:p text:style-name="P4">Support a collection of keys and associated value objects</text:p>
            </text:list-item>
            <text:list-item>
              <text:p text:style-name="P4">get() and put() retrieve or add entries</text:p>
            </text:list-item>
            <text:list-item>
              <text:p text:style-name="P4">Iterating over the collection is sorted in the natural order of the key without any effort (it's automatic)</text:p>
            </text:list-item>
          </text:list>
        </text:list-item>
      </text:list>
      <text:p text:style-name="P2">Guideline: Look at java.util - collections as a basis for an excellent collection of data structures</text:p>
      <text:p text:style-name="P2">Mimic Java / C# as much as possible to maximize the comfort of huge numbers of developers.</text:p>
      <text:p text:style-name="P2">And never forget - provide excellent documentation</text:p>
      <text:p text:style-name="P2">Now in the distant future optimize this for top-notch performanc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Code Pro" svg:font-family="'Source Code Pr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09:50:00.192000000</meta:creation-date>
    <dc:date>2021-03-21T09:54:10.851000000</dc:date>
    <meta:editing-duration>PT4M12S</meta:editing-duration>
    <meta:editing-cycles>1</meta:editing-cycles>
    <meta:document-statistic meta:table-count="0" meta:image-count="0" meta:object-count="0" meta:page-count="1" meta:paragraph-count="11" meta:word-count="100" meta:character-count="617" meta:non-whitespace-character-count="530"/>
    <meta:generator>LibreOffice/7.1.1.2$Windows_X86_64 LibreOffice_project/fe0b08f4af1bacafe4c7ecc87ce55bb426164676</meta:generator>
  </office:meta>
</office:document-meta>
</file>